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rsid="001ccf5f" officeooo:paragraph-rsid="001ccf5f" style:font-size-asian="14pt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paragraph-rsid="001cddf8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ccf5f" officeooo:paragraph-rsid="001ccf5f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normal" officeooo:rsid="001cddf8" officeooo:paragraph-rsid="001cddf8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paragraph-rsid="001cddf8" style:font-size-asian="14pt" style:font-weight-asian="normal" style:font-size-complex="14pt" style:font-weight-complex="normal"/>
    </style:style>
    <style:style style:name="P9" style:family="paragraph" style:parent-style-name="Text_20_body" style:list-style-name="L19"/>
    <style:style style:name="T1" style:family="text">
      <style:text-properties officeooo:rsid="001ccf5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cf5f" style:font-weight-asian="bold" style:font-weight-complex="bold"/>
    </style:style>
    <style:style style:name="T4" style:family="text">
      <style:text-properties fo:font-weight="normal" officeooo:rsid="001ccf5f" style:font-weight-asian="normal" style:font-weight-complex="normal"/>
    </style:style>
    <style:style style:name="T5" style:family="text">
      <style:text-properties officeooo:rsid="001cddf8"/>
    </style:style>
    <style:style style:name="T6" style:family="text">
      <style:text-properties style:font-name="Liberation Sans"/>
    </style:style>
    <style:style style:name="T7" style:family="text">
      <style:text-properties fo:font-size="14pt" officeooo:rsid="001ccf5f" style:font-size-asian="14pt" style:font-size-complex="14pt"/>
    </style:style>
    <style:style style:name="T8" style:family="text">
      <style:text-properties fo:font-size="14pt" officeooo:rsid="001da6b1" style:font-size-asian="14pt" style:font-size-complex="14pt"/>
    </style:style>
    <style:style style:name="T9" style:family="text">
      <style:text-properties fo:font-size="14pt" fo:font-weight="bold" officeooo:rsid="001da6b1" style:font-size-asian="14pt" style:font-weight-asian="bold" style:font-size-complex="14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9">
        <text:list-item>
          <text:p text:style-name="P9"><text:span text:style-name="Strong_20_Emphasis"><text:span text:style-name="T6">W 1980 roku około 40% światowej populacji żyło w skrajnym ubóstwie, dysponując mniej niż 2 dolarami dziennie. Jaki jest obecny odsetek?</text:span></text:span><text:span text:style-name="T6"><text:line-break/>a) 10%<text:line-break/>b) 30%<text:line-break/>c) 50%</text:span></text:p>
        </text:list-item>
        <text:list-item>
          <text:p text:style-name="P9"><text:span text:style-name="Strong_20_Emphasis">Jaki odsetek światowej populacji nie ma wystarczającej ilości jedzenia, aby zaspokoić swoje codzienne potrzeby?</text:span><text:line-break/>a) Około 11%<text:line-break/>b) Około 23%<text:line-break/>c) Około 23%</text:p>
        </text:list-item>
        <text:list-item>
          <text:p text:style-name="P9"><text:span text:style-name="Strong_20_Emphasis">W których krajach ludzie są średnio najmniej zadowoleni z życia?</text:span><text:line-break/>a) Kraje o niskich dochodach<text:line-break/>b) Kraje o średnich dochodach<text:line-break/>c) Kraje o wysokich dochodach</text:p>
        </text:list-item>
        <text:list-item>
          <text:p text:style-name="P9"><text:span text:style-name="Strong_20_Emphasis">Na całym świecie, ile dzieci poniżej 15. roku życia nie osiąga minimalnych umiejętności w czytaniu i matematyce?</text:span><text:line-break/>a) Około 10%<text:line-break/>b) Około 30%<text:line-break/>c) Około 50%</text:p>
        </text:list-item>
        <text:list-item>
          <text:p text:style-name="P9"><text:span text:style-name="Strong_20_Emphasis">Na świecie kobiety wykonują więcej nieodpłatnej pracy opiekuńczej i domowej niż mężczyźni. Ile więcej?</text:span><text:line-break/>a) O 50% więcej<text:line-break/>b) Około dwa razy więcej<text:line-break/>c) Około trzy razy więcej</text:p>
        </text:list-item>
        <text:list-item>
          <text:p text:style-name="P9"><text:span text:style-name="Strong_20_Emphasis">Ile osób na świecie ma dostęp do bezpiecznej wody pitnej w promieniu 30 minut od swojego domu?</text:span><text:line-break/>a) Około 50%<text:line-break/>b) Około 70%<text:line-break/>c) Około 90%</text:p>
        </text:list-item>
        <text:list-item>
          <text:p text:style-name="P9"><text:span text:style-name="Strong_20_Emphasis">Ile osób na świecie ma dostęp do elektryczności?</text:span><text:line-break/>a) Około 30%<text:line-break/>b) Około 60%<text:line-break/>c) Około 90%</text:p>
        </text:list-item>
        <text:list-item>
          <text:p text:style-name="P9"><text:span text:style-name="Strong_20_Emphasis">W 1990 roku 58% światowej populacji żyło w krajach o niskich dochodach. Jaki jest ten odsetek dzisiaj?</text:span><text:line-break/>a) Około 9%<text:line-break/>b) Około 37%<text:line-break/>c) Około 61%</text:p>
        </text:list-item>
        <text:list-item>
          <text:p text:style-name="P9"><text:span text:style-name="Strong_20_Emphasis">Jaki odsetek światowej populacji korzystał z Internetu w 2023 roku?</text:span><text:line-break/>a) Około 65%<text:line-break/>b) Około 80%<text:line-break/>c) Około 95%</text:p>
        </text:list-item>
        <text:list-item>
          <text:p text:style-name="P9"><text:span text:style-name="Strong_20_Emphasis">W 1990 roku 3% światowej populacji mieszkało w innym kraju niż to, w którym się urodzili. Jaki jest ten odsetek dziś?</text:span><text:line-break/>a) 4%<text:line-break/><text:soft-page-break/>b) 14%<text:line-break/>c) 24%</text:p>
        </text:list-item>
        <text:list-item>
          <text:p text:style-name="P9"><text:span text:style-name="Strong_20_Emphasis">Jak zmieniła się liczba zgonów rocznie spowodowanych klęskami żywiołowymi w ciągu ostatnich stu lat?</text:span><text:line-break/>a) Ponad dwukrotnie wzrosła<text:line-break/>b) Pozostała mniej więcej taka sama<text:line-break/>c) Zmniejszyła się do mniej niż połowy</text:p>
        </text:list-item>
        <text:list-item>
          <text:p text:style-name="P9"><text:span text:style-name="Strong_20_Emphasis">Co stało się z łączną ilością surowców wykorzystywanych rocznie na całym świecie od 2000 roku?</text:span><text:line-break/>a) Pozostała mniej więcej taka sama<text:line-break/>b) Wzrosła o około 35%<text:line-break/>c) Wzrosła o około 70%</text:p>
        </text:list-item>
        <text:list-item>
          <text:p text:style-name="P9"><text:span text:style-name="Strong_20_Emphasis">Co dzieje się z globalną średnią temperaturą, jeśli zmniejszymy o połowę roczne emisje netto CO2?</text:span><text:line-break/>a) Spada<text:line-break/>b) Pozostaje na tym samym poziomie<text:line-break/>c) Nadal rośnie</text:p>
        </text:list-item>
        <text:list-item>
          <text:p text:style-name="P9"><text:span text:style-name="Strong_20_Emphasis">Jaki odsetek całkowitych odpadów z tworzyw sztucznych na świecie trafia do oceanów?</text:span><text:line-break/>a) Mniej niż 6%<text:line-break/>b) Około 36%<text:line-break/>c) Ponad 66%</text:p>
        </text:list-item>
        <text:list-item>
          <text:p text:style-name="P9"><text:span text:style-name="Strong_20_Emphasis">Która grupa zwierząt ma najwyższy odsetek zagrożonych gatunków?</text:span><text:line-break/>a) Ptaki<text:line-break/>b) Ssaki<text:line-break/>c) Płazy</text:p>
        </text:list-item>
        <text:list-item>
          <text:p text:style-name="P9"><text:span text:style-name="Strong_20_Emphasis">W latach 50. XX wieku 50% wszystkich wojen toczyło się między krajami uznawanymi za suwerenne państwa przez ONZ. Jaka jest ta liczba dziś?</text:span><text:line-break/>a) Około 5%<text:line-break/>b) Około 25%<text:line-break/>c) Około 55%</text:p>
        </text:list-item>
        <text:list-item>
          <text:p text:style-name="P9"><text:span text:style-name="Strong_20_Emphasis">Ile państw jest członkami Organizacji Narodów Zjednoczonych?</text:span><text:line-break/>a) 35<text:line-break/>b) 90<text:line-break/>c) 193</text:p>
        </text:list-item>
        <text:list-item>
          <text:p text:style-name="P9"><text:span text:style-name="Strong_20_Emphasis">Cele Zrównoważonego Rozwoju ONZ obejmują łącznie 169 celów. Ile z nich wspomina słowa „demokracja” lub „demokratyczny”?</text:span><text:line-break/>a) 0 celów<text:line-break/>b) 14 celów<text:line-break/>c) 34 cele</text:p>
        </text:list-item>
      </text:list>
      <text:p text:style-name="Standard"/>
      <text:p text:style-name="Standard">https://tinyurl.com/polites-world-p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13:06:00.520591912</meta:creation-date>
    <dc:date>2024-12-06T13:39:49.503453159</dc:date>
    <meta:editing-duration>PT15M19S</meta:editing-duration>
    <meta:editing-cycles>4</meta:editing-cycles>
    <meta:generator>LibreOffice/24.2.6.2$Linux_X86_64 LibreOffice_project/420$Build-2</meta:generator>
    <meta:print-date>2024-07-09T13:25:12.534344945</meta:print-date>
    <meta:printed-by>PDF files</meta:printed-by>
    <meta:document-statistic meta:table-count="0" meta:image-count="0" meta:object-count="0" meta:page-count="2" meta:paragraph-count="19" meta:word-count="457" meta:character-count="2622" meta:non-whitespace-character-count="2202"/>
  </office:meta>
</office:document-meta>
</file>